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="Courier New1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ext_20_body_20_indent_20_2">
      <style:paragraph-properties fo:margin-left="0cm" fo:margin-right="0cm" fo:text-indent="0cm" style:auto-text-indent="false"/>
    </style:style>
    <style:style style:name="P7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2" style:family="paragraph" style:parent-style-name="Standard">
      <style:text-properties style:font-name="Courier New1"/>
    </style:style>
    <style:style style:name="P13" style:family="paragraph" style:parent-style-name="Text_20_body_20_indent">
      <style:text-properties style:language-asian="zh" style:country-asian="TW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text-properties style:font-name="Courier New1"/>
    </style:style>
    <style:style style:name="P16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ext_20_body_20_indent_20_2">
      <style:text-properties style:language-asian="zh" style:country-asian="TW"/>
    </style:style>
    <style:style style:name="T1" style:family="text">
      <style:text-properties style:font-name="Courier New1"/>
    </style:style>
    <style:style style:name="T2" style:family="text">
      <style:text-properties style:font-name="Courier New1" fo:font-size="10pt" fo:background-color="transparent" style:font-name-asian="Courier New1" style:language-asian="zh" style:country-asian="TW" style:font-name-complex="Courier New1"/>
    </style:style>
    <style:style style:name="T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/>
    </style:style>
    <style:style style:name="T6" style:family="text">
      <style:text-properties fo:color="#000000" style:font-name="Courier New1" fo:font-size="10pt" fo:background-color="transparent" style:font-name-asian="Courier New1" style:language-asian="zh" style:country-asian="TW" style:font-name-complex="Courier New1"/>
    </style:style>
    <style:style style:name="T7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8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9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language-asian="zh" style:country-asian="TW"/>
    </style:style>
    <style:style style:name="T12" style:family="text">
      <style:text-properties fo:font-weight="bold" style:language-asian="zh" style:country-asian="TW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Datebox</text:h>
      <text:p text:style-name="Text_20_body"><draw:frame draw:style-name="fr1" draw:name="graphics1" text:anchor-type="paragraph" svg:width="5.341cm" svg:height="4.12cm" draw:z-index="1"><draw:image xlink:href="../images/datebox.gif" xlink:type="simple" xlink:show="embed" xlink:actuate="onLoad" draw:filter-name="&lt;All formats&gt;"/></draw:frame>Datebox is composed of two parts, an input box and a popup.</text:p>
      <text:h text:style-name="Heading_20_3" text:outline-level="3">Input Box</text:h>
      <text:p text:style-name="Standard"><draw:frame draw:style-name="fr2" draw:name="graphics110" text:anchor-type="paragraph" svg:x="1.804cm" svg:y="0.543cm" svg:width="12.143cm" svg:height="4.105cm" draw:z-index="0"><draw:image xlink:href="../images/datebox-inp.gif" xlink:type="simple" xlink:show="embed" xlink:actuate="onLoad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SS Definition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P3">Default Values</text:p>
          </table:table-cell>
        </table:table-row>
        <table:table-row>
          <table:table-cell table:style-name="Table1.A2" office:value-type="string">
            <text:p text:style-name="P1"><text:span text:style-name="Source_20_Text">span.datebox</text:span></text:p>
          </table:table-cell>
          <table:table-cell table:style-name="Table1.A2" office:value-type="string">
            <text:p text:style-name="P1">The outline of datebox</text:p>
          </table:table-cell>
          <table:table-cell table:style-name="Table1.C2" office:value-type="string">
            <text:p text:style-name="P12"><text:span text:style-name="Source_20_Text"><text:span text:style-name="T3">border: 0; padding: 0; margin: 0; white-space: nowrap;</text:span></text:span></text:p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1">.dateboxinp</text:p>
          </table:table-cell>
          <table:table-cell table:style-name="Table1.A2" office:value-type="string">
            <text:p text:style-name="P1">The outline of datebox's input</text:p>
          </table:table-cell>
          <table:table-cell table:style-name="Table1.C2" office:value-type="string">
            <text:p text:style-name="Standard"><text:span text:style-name="Source_20_Text"><text:span text:style-name="T3">background: #FFF url(</text:span></text:span><text:span text:style-name="Source_20_Text"><text:span text:style-name="T7">${c:encodeURL('~./zul/img/grid/text-bg.gif')}</text:span></text:span><text:span text:style-name="Source_20_Text"><text:span text:style-name="T3">) repeat-x 0 0;</text:span></text:span></text:p>
            <text:p text:style-name="Table_20_Contents"><text:span text:style-name="Source_20_Text"><text:span text:style-name="T1">repeat-x scroll 0pt;</text:span></text:span></text:p>
            <text:p text:style-name="P2">border:1px solid #7F9DB9;</text:p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7"><text:span text:style-name="Source_20_Text"><text:span text:style-name="T11">span</text:span></text:span><text:span text:style-name="Source_20_Text"><text:span text:style-name="T11">.</text:span></text:span><text:span text:style-name="Source_20_Text"><text:span text:style-name="T6">rbtnbk</text:span></text:span><text:span text:style-name="Source_20_Text"><text:span text:style-name="T2"> </text:span></text:span></text:p>
          </table:table-cell>
          <table:table-cell table:style-name="Table1.A2" office:value-type="string">
            <text:p text:style-name="P1">The outline of datebox's <text:s text:c="2"/>button</text:p>
          </table:table-cell>
          <table:table-cell table:style-name="Table1.C2" office:value-type="string">
            <text:p text:style-name="P5">background-image: url(<text:span text:style-name="T5">${c:encodeURL('~./zul/img/btnbk.gif')}</text:span>); background-repeat: no-repeat;</text:p>
            <text:p text:style-name="P11"><text:tab/>border: 1px solid #7f9db9; border-left: none;</text:p>
          </table:table-cell>
        </table:table-row>
      </table:table>
      <text:h text:style-name="Heading_20_3" text:outline-level="3"><text:span text:style-name="T4">Popup</text:span></text:h>
      <text:p text:style-name="Text_20_body_20_indent"><text:span text:style-name="T4"/></text:p>
      <text:h text:style-name="Heading_20_3" text:outline-level="3"><draw:frame draw:style-name="fr2" draw:name="graphics4" text:anchor-type="paragraph" svg:x="1.854cm" svg:y="0cm" svg:width="12.143cm" svg:height="4.105cm" draw:z-index="5"><draw:image xlink:href="../images/datebox-pp.gif" xlink:type="simple" xlink:show="embed" xlink:actuate="onLoad"/></draw:frame><text:span text:style-name="T4"/></text:h>
      <text:h text:style-name="Heading_20_3" text:outline-level="3"><text:span text:style-name="T4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CSS Definition</text:p>
          </table:table-cell>
          <table:table-cell table:style-name="Table2.A1" office:value-type="string">
            <text:p text:style-name="P3">Description</text:p>
          </table:table-cell>
          <table:table-cell table:style-name="Table2.C1" office:value-type="string">
            <text:p text:style-name="P3">Default Values</text:p>
          </table:table-cell>
        </table:table-row>
        <table:table-row>
          <table:table-cell table:style-name="Table2.A2" office:value-type="string">
            <text:p text:style-name="P1"><text:span text:style-name="Source_20_Text">div.dateboxpp</text:span></text:p>
          </table:table-cell>
          <table:table-cell table:style-name="Table2.A2" office:value-type="string">
            <text:p text:style-name="P1">The outline of datebox's <text:s/>popup</text:p>
          </table:table-cell>
          <table:table-cell table:style-name="Table2.C2" office:value-type="string">
            <text:p text:style-name="Standard"><text:span text:style-name="Source_20_Text"><text:span text:style-name="T3">display: block; position: absolute; z-index: 88000;</text:span></text:span></text:p>
            <text:p text:style-name="P9"><text:span text:style-name="T3">background: white; border: 1px solid black; padding: 2px;</text:span></text:p>
          </table:table-cell>
        </table:table-row>
      </table:table>
      <text:p text:style-name="Text_20_body"><text:span text:style-name="T4"><text:tab/></text:span><text:span text:style-name="T12">Note</text:span><text:span text:style-name="T4">: If you want to know the detail of Calendar CSS, please refer to </text:span><text:a xlink:type="simple" xlink:href="../calendar.xml"><text:span text:style-name="T4">Calendar</text:span></text:a><text:span text:style-name="T4"> component. </text:span></text:p>
      <text:h text:style-name="Heading_20_3" text:outline-level="3"><text:span text:style-name="T4">Datebox with Constraint</text:span></text:h>
      <text:p text:style-name="P13"><draw:frame draw:style-name="fr2" draw:name="graphics2" text:anchor-type="paragraph" svg:x="4.094cm" svg:y="0.817cm" svg:width="8.546cm" svg:height="2.074cm" draw:z-index="3"><draw:image xlink:href="../images/datebox-constraint.gif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2">.</text:span></text:span><text:span text:style-name="Source_20_Text"><text:span text:style-name="T6">text-invalid</text:span></text:span><text:span text:style-name="Source_20_Text"><text:span text:style-name="T2"> </text:span></text:span></text:p>
          </table:table-cell>
          <table:table-cell table:style-name="Table17.A2" office:value-type="string">
            <text:p text:style-name="P1">The outline of datebox</text:p>
          </table:table-cell>
          <table:table-cell table:style-name="Table17.C2" office:value-type="string">
            <text:p text:style-name="P5">background: #FFF url(<text:span text:style-name="T5">${c:encodeURL('~./zul/img/grid/text-bg-invalid.gif')}</text:span>) repeat-x 0 0;</text:p>
            <text:p text:style-name="P5"><text:tab/>border: 1px solid #DD7870;</text:p>
          </table:table-cell>
        </table:table-row>
      </table:table>
      <text:p text:style-name="Standard"/>
      <text:p text:style-name="Heading_20_4">Customize the outline<text:span text:style-name="T4"> of Datebox</text:span></text:p>
      <text:p text:style-name="Text_20_body_20_indent_20_2">The way to customize the outline<text:span text:style-name="T4"> of Datebox</text:span> is change the code as follows.</text:p>
      <text:p text:style-name="Text_20_body"><draw:frame draw:style-name="fr3" draw:name="graphics410" text:anchor-type="paragraph" svg:y="0.397cm" svg:width="3.697cm" svg:height="1.263cm" draw:z-index="2"><draw:image xlink:href="../images/custom-datebox.gif" xlink:type="simple" xlink:show="embed" xlink:actuate="onLoad" draw:filter-name="&lt;All formats&gt;"/></draw:frame></text:p>
      <text:p text:style-name="Code_20_Indent">span.datebox {</text:p>
      <text:p text:style-name="Code_20_Indent"><text:tab/>border:3px solid green;</text:p>
      <text:p text:style-name="Code_20_Indent"><text:tab/>padding:1px 0px;</text:p>
      <text:p text:style-name="Code_20_Indent"><text:span text:style-name="T7">}</text:span></text:p>
      <text:p text:style-name="Heading_20_4">Customize the background<text:span text:style-name="T4"> of Datebox's popup</text:span></text:p>
      <text:p text:style-name="P18">The way to customize the bac<text:span text:style-name="T4">kground</text:span> of Datebox's popup is change color as follows.</text:p>
      <text:p text:style-name="P6"><draw:frame draw:style-name="fr3" draw:name="graphics3" text:anchor-type="paragraph" svg:y="0.397cm" svg:width="6.145cm" svg:height="3.179cm" draw:z-index="4"><draw:image xlink:href="../images/custom-datebox-pp.gif" xlink:type="simple" xlink:show="embed" xlink:actuate="onLoad" draw:filter-name="&lt;All formats&gt;"/></draw:frame></text:p>
      <text:p text:style-name="Code_20_Indent">div.dateboxpp {</text:p>
      <text:p text:style-name="Code_20_Indent"><text:tab/>background: lightblue;</text:p>
      <text:p text:style-name="Code_20_Indent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2-22T10:42:13</dc:date>
    <dc:language>en-US</dc:language>
    <meta:editing-cycles>18</meta:editing-cycles>
    <meta:editing-duration>PT2H42M55S</meta:editing-duration>
    <meta:user-defined meta:name="Info 1"/>
    <meta:user-defined meta:name="Info 2"/>
    <meta:user-defined meta:name="Info 3"/>
    <meta:user-defined meta:name="Info 4"/>
    <meta:document-statistic meta:table-count="3" meta:image-count="6" meta:object-count="0" meta:page-count="3" meta:paragraph-count="46" meta:word-count="213" meta:character-count="1379"/>
  </office:meta>
</office:document-meta>
</file>